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EP1</text:p>
      <text:p text:style-name="Normal">TROUVER TOUT LES COURS BACKEND</text:p>
      <text:p text:style-name="Normal">FILTRER PAR NOM</text:p>
      <text:p text:style-name="Normal">RECUPERER JUSTE LENOM ET L’AUTEUR ET LES AFFICHER</text:p>
      <text:p text:style-name="Normal"/>
      <text:p text:style-name="Normal"><text:s text:c="2"/>STEP2</text:p>
      <text:p text:style-name="Normal">RECUPERER TOUT LES COURS<text:s/></text:p>
      <text:p text:style-name="Normal">FILTRER PAR PRIX DESCENDANT</text:p>
      <text:p text:style-name="Normal">AFFICHER UNIQUEMENT LEPRIX ET LE NOM</text:p>
      <text:p text:style-name="Normal"/>
      <text:p text:style-name="Normal">STEP3</text:p>
      <text:p text:style-name="Normal">RECUPERER TOUT LES COURS QUI ONT LE PRIX SUPERIEUR A 15 EUR</text:p>
      <text:p text:style-name="Normal">OU QUI ONT ‘by’ DAND LEURS TITRE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ah bel</meta:initial-creator>
    <dc:creator>salah bel</dc:creator>
    <meta:creation-date>2021-09-20T14:42:00Z</meta:creation-date>
    <dc:date>2021-09-21T06:01:00Z</dc:date>
    <meta:template xlink:href="Normal.dotm" xlink:type="simple"/>
    <meta:editing-cycles>1</meta:editing-cycles>
    <meta:editing-duration>PT1020S</meta:editing-duration>
    <meta:document-statistic meta:page-count="1" meta:paragraph-count="1" meta:word-count="46" meta:character-count="304" meta:row-count="2" meta:non-whitespace-character-count="259"/>
  </office:meta>
</office:document-meta>
</file>